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ntainer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fin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_results</text:p>
          </table:table-cell>
          <table:table-cell office:value-type="string" calcext:value-type="string">
            <text:p>worker</text:p>
          </table:table-cell>
          <table:table-cell table:number-columns-repeated="2" office:value-type="string" calcext:value-type="string">
            <text:p>main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tasks</text:p>
          </table:table-cell>
          <table:table-cell table:number-columns-repeated="3"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_request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_requestQ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ma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sc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8:05:05.844602253</meta:creation-date>
    <dc:date>2015-05-29T19:26:55.800993064</dc:date>
    <meta:editing-duration>PT21M9S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